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3" manifest:media-type="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1" manifest:media-type="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91" manifest:media-type=""/>
  <manifest:file-entry manifest:full-path="ObjectReplacements/Object 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0.308cm" fo:margin-left="2.323cm" table:align="left" style:may-break-between-rows="true" table:border-model="collapsing"/>
    </style:style>
    <style:style style:name="Tableau1.A" style:family="table-column">
      <style:table-column-properties style:column-width="4.805cm"/>
    </style:style>
    <style:style style:name="Tableau1.B" style:family="table-column">
      <style:table-column-properties style:column-width="5.50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rsid="0138f30a" officeooo:paragraph-rsid="0138f30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168885e" officeooo:paragraph-rsid="0172e8b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168885e" officeooo:paragraph-rsid="0168885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170f729" officeooo:paragraph-rsid="0163c6c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loext:opacity="0%" style:font-name="Liberation Serif" fo:font-size="12pt" fo:font-weight="bold" officeooo:rsid="0175e4e7" officeooo:paragraph-rsid="0172e8b8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loext:opacity="0%" style:font-name="Liberation Serif" fo:font-size="12pt" fo:font-weight="bold" officeooo:rsid="0175e4e7" officeooo:paragraph-rsid="01846578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erif" fo:font-size="12pt" fo:font-weight="bold" officeooo:rsid="0168885e" officeooo:paragraph-rsid="0168885e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Liberation Serif" fo:font-size="12pt" fo:font-weight="bold" officeooo:rsid="0168885e" officeooo:paragraph-rsid="0172e8b8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Liberation Serif" fo:font-size="13pt" fo:font-weight="normal" officeooo:rsid="0138f30a" officeooo:paragraph-rsid="0168885e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3pt" fo:font-weight="normal" officeooo:rsid="0138f30a" officeooo:paragraph-rsid="0176c5a0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use-window-font-color="true" loext:opacity="0%" style:font-name="Liberation Serif" fo:font-size="13pt" fo:font-weight="normal" officeooo:rsid="0176c5a0" officeooo:paragraph-rsid="0176c5a0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3pt" fo:font-weight="normal" officeooo:rsid="01779a11" officeooo:paragraph-rsid="0176c5a0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3pt" fo:font-weight="normal" officeooo:rsid="017bb484" officeooo:paragraph-rsid="018c2d1b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3pt" fo:font-weight="normal" officeooo:rsid="017cc977" officeooo:paragraph-rsid="018c2d1b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94aeb5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style:use-window-font-color="true" loext:opacity="0%" style:font-name="sans-serif" fo:font-size="15pt" fo:font-weight="bold" officeooo:rsid="0163c6cd" officeooo:paragraph-rsid="0163c6cd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paragraph-rsid="01544e31"/>
    </style:style>
    <style:style style:name="P20" style:family="paragraph" style:parent-style-name="Standard">
      <style:text-properties officeooo:paragraph-rsid="0154dbaf"/>
    </style:style>
    <style:style style:name="P21" style:family="paragraph" style:parent-style-name="Standard">
      <style:text-properties officeooo:rsid="0154dbaf" officeooo:paragraph-rsid="0154dbaf"/>
    </style:style>
    <style:style style:name="P22" style:family="paragraph" style:parent-style-name="Standard">
      <style:text-properties officeooo:rsid="0158f8e2" officeooo:paragraph-rsid="0158f8e2"/>
    </style:style>
    <style:style style:name="P23" style:family="paragraph" style:parent-style-name="Standard">
      <style:text-properties officeooo:paragraph-rsid="01604009"/>
    </style:style>
    <style:style style:name="P24" style:family="paragraph" style:parent-style-name="Standard">
      <style:text-properties officeooo:paragraph-rsid="0161ae49"/>
    </style:style>
    <style:style style:name="P25" style:family="paragraph" style:parent-style-name="Standard">
      <style:text-properties officeooo:rsid="0162e24e" officeooo:paragraph-rsid="0162e24e"/>
    </style:style>
    <style:style style:name="P26" style:family="paragraph" style:parent-style-name="Standard">
      <style:text-properties officeooo:paragraph-rsid="01662f1e"/>
    </style:style>
    <style:style style:name="P27" style:family="paragraph" style:parent-style-name="Standard">
      <style:text-properties officeooo:rsid="0167f702" officeooo:paragraph-rsid="0167f702"/>
    </style:style>
    <style:style style:name="P28" style:family="paragraph" style:parent-style-name="Standard">
      <style:text-properties fo:color="#000000" loext:opacity="100%" style:font-name="Liberation Serif" fo:font-size="13pt" fo:font-weight="normal" officeooo:rsid="00fec60d" officeooo:paragraph-rsid="0181c365" style:font-size-asian="13pt" style:font-weight-asian="normal" style:font-size-complex="13pt" style:font-weight-complex="normal"/>
    </style:style>
    <style:style style:name="P29" style:family="paragraph" style:parent-style-name="Standard">
      <style:text-properties fo:color="#000000" loext:opacity="100%" style:font-name="Liberation Serif" fo:font-size="13pt" fo:font-weight="normal" officeooo:rsid="00fd108b" officeooo:paragraph-rsid="0181c365" style:font-size-asian="13pt" style:font-weight-asian="normal" style:font-size-complex="13pt" style:font-weight-complex="normal"/>
    </style:style>
    <style:style style:name="P30" style:family="paragraph" style:parent-style-name="Standard">
      <style:text-properties fo:color="#000000" loext:opacity="100%" style:font-name="Liberation Serif" fo:font-size="13pt" fo:font-weight="normal" officeooo:rsid="00fde3a6" officeooo:paragraph-rsid="0181c365" style:font-size-asian="13pt" style:font-weight-asian="normal" style:font-size-complex="13pt" style:font-weight-complex="normal"/>
    </style:style>
    <style:style style:name="P31" style:family="paragraph" style:parent-style-name="Standard">
      <style:text-properties fo:color="#000000" loext:opacity="100%" style:font-name="Liberation Serif" fo:font-size="13pt" fo:font-weight="normal" officeooo:rsid="00fe3cd3" officeooo:paragraph-rsid="0181c365" style:font-size-asian="13pt" style:font-weight-asian="normal" style:font-size-complex="13pt" style:font-weight-complex="normal"/>
    </style:style>
    <style:style style:name="P32" style:family="paragraph" style:parent-style-name="Standard">
      <style:text-properties fo:color="#000000" loext:opacity="100%" style:font-name="Liberation Serif" fo:font-size="15pt" fo:font-weight="bold" officeooo:rsid="00fb38c6" officeooo:paragraph-rsid="0181c365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0000" loext:opacity="100%" style:font-name="Liberation Serif" fo:font-size="14pt" fo:font-weight="bold" officeooo:rsid="00fd108b" officeooo:paragraph-rsid="0181c365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style:font-name="Liberation Serif" fo:font-size="14pt" fo:font-weight="bold" officeooo:rsid="00fde3a6" officeooo:paragraph-rsid="0181c365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000000" loext:opacity="100%" style:font-name="Liberation Serif" fo:font-size="14pt" fo:font-weight="bold" officeooo:rsid="00fec60d" officeooo:paragraph-rsid="0181c365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Liberation Serif" fo:font-size="14pt" fo:font-weight="bold" officeooo:rsid="00fec60d" officeooo:paragraph-rsid="018509c5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000000" loext:opacity="100%" style:font-name="Liberation Serif" fo:font-size="14pt" fo:font-weight="bold" officeooo:rsid="018509c5" officeooo:paragraph-rsid="01863b10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loext:opacity="100%" style:font-name="Liberation Serif" fo:font-size="14pt" fo:font-weight="bold" officeooo:rsid="018509c5" officeooo:paragraph-rsid="0188f798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000000" loext:opacity="100%" style:font-name="Liberation Serif" fo:font-size="12pt" fo:font-weight="normal" officeooo:rsid="00fec60d" officeooo:paragraph-rsid="0181c36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style:font-name="Liberation Serif" fo:font-size="11pt" fo:font-weight="bold" officeooo:rsid="018509c5" officeooo:paragraph-rsid="01863b10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000000" loext:opacity="100%" style:font-name="Liberation Serif" fo:font-size="11pt" fo:font-weight="bold" officeooo:rsid="018509c5" officeooo:paragraph-rsid="0188f798" style:font-size-asian="11pt" style:font-weight-asian="bold" style:font-size-complex="11pt" style:font-weight-complex="bold"/>
    </style:style>
    <style:style style:name="P42" style:family="paragraph" style:parent-style-name="Standard">
      <style:text-properties fo:color="#000000" loext:opacity="100%" style:font-name="Liberation Serif" fo:font-size="11pt" fo:font-weight="normal" officeooo:rsid="018509c5" officeooo:paragraph-rsid="018509c5" style:font-size-asian="11pt" style:font-weight-asian="normal" style:font-size-complex="11pt" style:font-weight-complex="normal"/>
    </style:style>
    <style:style style:name="P43" style:family="paragraph" style:parent-style-name="Standard">
      <style:text-properties fo:color="#000000" loext:opacity="100%" style:font-name="Liberation Serif" fo:font-size="11pt" fo:font-weight="normal" officeooo:rsid="018509c5" officeooo:paragraph-rsid="01863b10" style:font-size-asian="11pt" style:font-weight-asian="normal" style:font-size-complex="11pt" style:font-weight-complex="normal"/>
    </style:style>
    <style:style style:name="P44" style:family="paragraph" style:parent-style-name="Standard">
      <style:text-properties fo:color="#000000" loext:opacity="100%" style:font-name="Liberation Serif" fo:font-size="11pt" fo:font-weight="normal" officeooo:rsid="018509c5" officeooo:paragraph-rsid="0188f798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b6610" officeooo:paragraph-rsid="016b6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style:font-name="Liberation Serif" fo:font-size="13pt" officeooo:rsid="0169ebf1" officeooo:paragraph-rsid="0194aeb5" style:font-size-asian="13pt" style:font-size-complex="13pt"/>
    </style:style>
    <style:style style:name="P48" style:family="paragraph" style:parent-style-name="Standard">
      <style:text-properties style:font-name="Liberation Serif" fo:font-size="13pt" officeooo:rsid="0138f30a" officeooo:paragraph-rsid="0182c0e2" style:font-size-asian="13pt" style:font-size-complex="13pt"/>
    </style:style>
    <style:style style:name="P49" style:family="paragraph" style:parent-style-name="Standard">
      <style:text-properties style:font-name="Liberation Serif" fo:font-size="13pt" officeooo:rsid="0165a4d7" officeooo:paragraph-rsid="0194aeb5" style:font-size-asian="13pt" style:font-size-complex="13pt"/>
    </style:style>
    <style:style style:name="P50" style:family="paragraph" style:parent-style-name="Standard">
      <style:text-properties style:font-name="Liberation Serif" fo:font-size="13pt" fo:font-weight="bold" officeooo:rsid="016b519c" officeooo:paragraph-rsid="01846578" style:font-size-asian="13pt" style:font-weight-asian="bold" style:font-size-complex="13pt" style:font-weight-complex="bold"/>
    </style:style>
    <style:style style:name="P51" style:family="paragraph" style:parent-style-name="Standard">
      <style:text-properties style:font-name="Liberation Serif" fo:font-size="13pt" fo:font-weight="bold" officeooo:rsid="0051c2c7" officeooo:paragraph-rsid="01846578" style:font-size-asian="13pt" style:font-weight-asian="bold" style:font-size-complex="13pt" style:font-weight-complex="bold"/>
    </style:style>
    <style:style style:name="P52" style:family="paragraph" style:parent-style-name="Standard">
      <style:text-properties style:font-name="Liberation Serif" fo:font-size="13pt" fo:font-weight="normal" officeooo:rsid="00b428b8" officeooo:paragraph-rsid="01846578" style:font-size-asian="13pt" style:font-weight-asian="normal" style:font-size-complex="13pt" style:font-weight-complex="normal"/>
    </style:style>
    <style:style style:name="P53" style:family="paragraph" style:parent-style-name="Standard">
      <style:text-properties style:font-name="Liberation Serif" fo:font-size="13pt" fo:font-weight="normal" officeooo:rsid="0165a4d7" officeooo:paragraph-rsid="0194aeb5" style:font-size-asian="13pt" style:font-weight-asian="normal" style:font-size-complex="13pt" style:font-weight-complex="normal"/>
    </style:style>
    <style:style style:name="P54" style:family="paragraph" style:parent-style-name="Standard">
      <style:text-properties style:font-name="Liberation Serif" fo:font-size="13pt" fo:font-style="italic" fo:font-weight="normal" officeooo:rsid="00b428b8" officeooo:paragraph-rsid="0194aeb5" style:font-size-asian="13pt" style:font-style-asian="italic" style:font-weight-asian="normal" style:font-size-complex="13pt" style:font-style-complex="italic" style:font-weight-complex="normal"/>
    </style:style>
    <style:style style:name="P55" style:family="paragraph" style:parent-style-name="Standard">
      <style:text-properties fo:font-weight="normal" officeooo:paragraph-rsid="0170f729" style:font-weight-asian="normal" style:font-weight-complex="normal"/>
    </style:style>
    <style:style style:name="P56" style:family="paragraph" style:parent-style-name="Standard">
      <style:text-properties officeooo:rsid="0170f729" officeooo:paragraph-rsid="0170f729"/>
    </style:style>
    <style:style style:name="P57" style:family="paragraph" style:parent-style-name="Standard">
      <style:text-properties style:use-window-font-color="true" loext:opacity="0%" style:font-name="Liberation Serif" fo:font-size="13pt" fo:font-weight="normal" officeooo:rsid="0138f30a" officeooo:paragraph-rsid="0176c5a0" style:font-size-asian="13pt" style:font-weight-asian="normal" style:font-size-complex="13pt" style:font-weight-complex="normal"/>
    </style:style>
    <style:style style:name="T1" style:family="text">
      <style:text-properties officeooo:rsid="0138f30a"/>
    </style:style>
    <style:style style:name="T2" style:family="text">
      <style:text-properties officeooo:rsid="015333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18049e" style:font-weight-asian="bold" style:font-weight-complex="bold"/>
    </style:style>
    <style:style style:name="T5" style:family="text">
      <style:text-properties fo:font-weight="bold" officeooo:rsid="015ef4df" style:font-weight-asian="bold" style:font-weight-complex="bold"/>
    </style:style>
    <style:style style:name="T6" style:family="text">
      <style:text-properties fo:font-weight="bold" officeooo:rsid="0168885e" style:font-weight-asian="bold" style:font-weight-complex="bold"/>
    </style:style>
    <style:style style:name="T7" style:family="text">
      <style:text-properties fo:font-weight="bold" officeooo:rsid="0176c5a0" style:font-weight-asian="bold" style:font-weight-complex="bold"/>
    </style:style>
    <style:style style:name="T8" style:family="text">
      <style:text-properties fo:font-weight="bold" officeooo:rsid="0182c0e2" style:font-weight-asian="bold" style:font-weight-complex="bold"/>
    </style:style>
    <style:style style:name="T9" style:family="text">
      <style:text-properties fo:font-weight="bold" officeooo:rsid="0051c2c7" style:font-weight-asian="bold" style:font-weight-complex="bold"/>
    </style:style>
    <style:style style:name="T10" style:family="text">
      <style:text-properties fo:font-weight="bold" officeooo:rsid="016b519c" style:font-weight-asian="bold" style:font-weight-complex="bold"/>
    </style:style>
    <style:style style:name="T11" style:family="text">
      <style:text-properties fo:font-weight="bold" officeooo:rsid="01846578" style:font-weight-asian="bold" style:font-weight-complex="bold"/>
    </style:style>
    <style:style style:name="T12" style:family="text">
      <style:text-properties style:font-name="sans-serif" fo:font-size="15pt" fo:font-weight="bold" officeooo:rsid="01544e31" style:font-size-asian="15pt" style:font-weight-asian="bold" style:font-size-complex="15pt" style:font-weight-complex="bold"/>
    </style:style>
    <style:style style:name="T13" style:family="text">
      <style:text-properties style:font-name="sans-serif" fo:font-weight="bold" officeooo:rsid="0168885e" style:font-weight-asian="bold" style:font-weight-complex="bold"/>
    </style:style>
    <style:style style:name="T14" style:family="text">
      <style:text-properties officeooo:rsid="01544e31"/>
    </style:style>
    <style:style style:name="T15" style:family="text">
      <style:text-properties officeooo:rsid="0154dbaf"/>
    </style:style>
    <style:style style:name="T16" style:family="text">
      <style:text-properties officeooo:rsid="0154dfcc"/>
    </style:style>
    <style:style style:name="T17" style:family="text">
      <style:text-properties officeooo:rsid="015cb460"/>
    </style:style>
    <style:style style:name="T18" style:family="text">
      <style:text-properties officeooo:rsid="0161ae49"/>
    </style:style>
    <style:style style:name="T19" style:family="text">
      <style:text-properties officeooo:rsid="01662f1e"/>
    </style:style>
    <style:style style:name="T20" style:family="text">
      <style:text-properties officeooo:rsid="0169974a"/>
    </style:style>
    <style:style style:name="T21" style:family="text">
      <style:text-properties officeooo:rsid="01798008"/>
    </style:style>
    <style:style style:name="T22" style:family="text">
      <style:text-properties officeooo:rsid="017aecf0"/>
    </style:style>
    <style:style style:name="T23" style:family="text">
      <style:text-properties officeooo:rsid="010179af"/>
    </style:style>
    <style:style style:name="T24" style:family="text">
      <style:text-properties officeooo:rsid="01031a08"/>
    </style:style>
    <style:style style:name="T25" style:family="text">
      <style:text-properties officeooo:rsid="00fde3a6"/>
    </style:style>
    <style:style style:name="T26" style:family="text">
      <style:text-properties officeooo:rsid="00fd108b"/>
    </style:style>
    <style:style style:name="T27" style:family="text">
      <style:text-properties officeooo:rsid="00fe3cd3"/>
    </style:style>
    <style:style style:name="T28" style:family="text">
      <style:text-properties officeooo:rsid="0166d837"/>
    </style:style>
    <style:style style:name="T29" style:family="text">
      <style:text-properties officeooo:rsid="0169a5b1"/>
    </style:style>
    <style:style style:name="T30" style:family="text">
      <style:text-properties officeooo:rsid="0168bcf6"/>
    </style:style>
    <style:style style:name="T31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loext:opacity="0%" fo:font-style="italic" fo:font-weight="normal" officeooo:rsid="0169a5b1" style:font-style-asian="italic" style:font-weight-asian="normal" style:font-style-complex="italic" style:font-weight-complex="normal"/>
    </style:style>
    <style:style style:name="T33" style:family="text">
      <style:text-properties style:use-window-font-color="true" loext:opacity="0%" fo:font-style="italic" officeooo:rsid="0168bcf6" style:font-style-asian="italic" style:font-style-complex="italic"/>
    </style:style>
    <style:style style:name="T34" style:family="text">
      <style:text-properties style:use-window-font-color="true" loext:opacity="0%" fo:font-style="italic" officeooo:rsid="0169a5b1" style:font-style-asian="italic" style:font-style-complex="italic"/>
    </style:style>
    <style:style style:name="T35" style:family="text">
      <style:text-properties style:use-window-font-color="true" loext:opacity="0%" fo:font-style="italic" officeooo:rsid="0169bf57" style:font-style-asian="italic" style:font-style-complex="italic"/>
    </style:style>
    <style:style style:name="T36" style:family="text">
      <style:text-properties style:use-window-font-color="true" loext:opacity="0%" fo:font-weight="bold" officeooo:rsid="0118049e" style:font-weight-asian="bold" style:font-weight-complex="bold"/>
    </style:style>
    <style:style style:name="T37" style:family="text">
      <style:text-properties style:use-window-font-color="true" loext:opacity="0%" fo:font-weight="bold" officeooo:rsid="0182c0e2" style:font-weight-asian="bold" style:font-weight-complex="bold"/>
    </style:style>
    <style:style style:name="T38" style:family="text">
      <style:text-properties style:use-window-font-color="true" loext:opacity="0%" style:font-name="Liberation Serif" fo:font-size="12pt" officeooo:rsid="0170f729" style:font-size-asian="12pt" style:font-size-complex="12pt"/>
    </style:style>
    <style:style style:name="T39" style:family="text">
      <style:text-properties style:use-window-font-color="true" loext:opacity="0%" officeooo:rsid="0138f30a"/>
    </style:style>
    <style:style style:name="T40" style:family="text">
      <style:text-properties officeooo:rsid="01846578"/>
    </style:style>
    <style:style style:name="T41" style:family="text">
      <style:text-properties officeooo:rsid="018509c5"/>
    </style:style>
    <style:style style:name="T42" style:family="text">
      <style:text-properties officeooo:rsid="01863b1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863b10" style:font-weight-asian="normal" style:font-weight-complex="normal"/>
    </style:style>
    <style:style style:name="T45" style:family="text">
      <style:text-properties officeooo:rsid="01879ff8"/>
    </style:style>
    <style:style style:name="T46" style:family="text">
      <style:text-properties officeooo:rsid="0188f798"/>
    </style:style>
    <style:style style:name="T47" style:family="text">
      <style:text-properties officeooo:rsid="0172e8b8"/>
    </style:style>
    <style:style style:name="T48" style:family="text">
      <style:text-properties officeooo:rsid="0176c5a0"/>
    </style:style>
    <style:style style:name="T49" style:family="text">
      <style:text-properties officeooo:rsid="0175e4e7"/>
    </style:style>
    <style:style style:name="T50" style:family="text">
      <style:text-properties officeooo:rsid="0051c2c7"/>
    </style:style>
    <style:style style:name="T51" style:family="text">
      <style:text-properties officeooo:rsid="016ce3c1"/>
    </style:style>
    <style:style style:name="T52" style:family="text">
      <style:text-properties officeooo:rsid="016ed858"/>
    </style:style>
    <style:style style:name="T53" style:family="text">
      <style:text-properties officeooo:rsid="018c2d1b"/>
    </style:style>
    <style:style style:name="T54" style:family="text">
      <style:text-properties officeooo:rsid="0170f729"/>
    </style:style>
    <style:style style:name="T55" style:family="text">
      <style:text-properties officeooo:rsid="0194aeb5"/>
    </style:style>
    <style:style style:name="T56" style:family="text">
      <style:text-properties officeooo:rsid="0165a4d7"/>
    </style:style>
    <style:style style:name="T57" style:family="text">
      <style:text-properties officeooo:rsid="0169ebf1"/>
    </style:style>
    <style:style style:name="T58" style:family="text">
      <style:text-properties officeooo:rsid="01963f20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I- </text:span><text:span text:style-name="T12">Composée de deux fonctions</text:span></text:p>
      <text:p text:style-name="P19"><text:span text:style-name="T5">1) </text:span><text:span text:style-name="T3">Exemple : </text:span>On considère la fonction <draw:frame draw:style-name="fr2" draw:name="Objet1" text:anchor-type="as-char" svg:y="-0.377cm" svg:width="0.42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d</text:span>éfinie par <text:s/><draw:frame draw:style-name="fr2" draw:name="Objet2" text:anchor-type="as-char" svg:y="-0.436cm" svg:width="2.54cm" svg:height="0.56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 </text:p>
      <text:p text:style-name="P20">La fonction <draw:frame draw:style-name="fr2" draw:name="Objet3" text:anchor-type="as-char" svg:y="-0.377cm" svg:width="0.4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est la composée de deux fonctions <draw:frame draw:style-name="fr2" draw:name="Objet4" text:anchor-type="as-char" svg:y="-0.377cm" svg:width="0.45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et <draw:frame draw:style-name="fr2" draw:name="Objet5" text:anchor-type="as-char" svg:y="-0.377cm" svg:width="0.43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s/>telles que : </text:p>
      <text:p text:style-name="P20"/>
      <text:p text:style-name="P20"><draw:frame draw:style-name="fr2" draw:name="Objet13" text:anchor-type="as-char" svg:y="-0.377cm" svg:width="3.695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0"><draw:frame draw:style-name="fr2" draw:name="Objet12" text:anchor-type="as-char" svg:y="-0.436cm" svg:width="5.186cm" svg:height="0.526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20"/>
      <text:p text:style-name="P20"><draw:frame draw:style-name="fr2" draw:name="Objet6" text:anchor-type="as-char" svg:y="-0.415cm" svg:width="2.284cm" svg:height="0.545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15">et <text:s/></text:span><text:span text:style-name="T15"><draw:frame draw:style-name="fr2" draw:name="Objet7" text:anchor-type="as-char" svg:y="-0.436cm" svg:width="1.956cm" svg:height="0.56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21"><text:s text:c="2"/>On dit que la fonction <draw:frame draw:style-name="fr2" draw:name="Objet9" text:anchor-type="as-char" svg:y="-0.377cm" svg:width="0.42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/>est la composée de<draw:frame draw:style-name="fr2" draw:name="Objet8" text:anchor-type="as-char" svg:y="-0.377cm" svg:width="0.45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par <draw:frame draw:style-name="fr2" draw:name="Objet10" text:anchor-type="as-char" svg:y="-0.377cm" svg:width="0.43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16">et on note :</text:span></text:p>
      <text:p text:style-name="P21"><draw:frame draw:style-name="fr2" draw:name="Objet11" text:anchor-type="as-char" svg:y="-0.436cm" svg:width="6.121cm" svg:height="0.566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9"/>
      <text:p text:style-name="P22"><text:span text:style-name="T5">2) </text:span><text:span text:style-name="T3">Définition :</text:span> On appelle fonction composée <text:span text:style-name="T15">de</text:span><text:span text:style-name="T15"><draw:frame draw:style-name="fr2" draw:name="Objet14" text:anchor-type="as-char" svg:y="-0.377cm" svg:width="0.45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5">par </text:span><text:span text:style-name="T15"><draw:frame draw:style-name="fr2" draw:name="Objet15" text:anchor-type="as-char" svg:y="-0.377cm" svg:width="0.43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la fonction notée <draw:frame draw:style-name="fr2" draw:name="Objet16" text:anchor-type="as-char" svg:y="-0.377cm" svg:width="0.94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17">définie par :</text:span></text:p>
      <text:p text:style-name="P22"><draw:frame draw:style-name="fr2" draw:name="Objet17" text:anchor-type="as-char" svg:y="-0.415cm" svg:width="3.41cm" svg:height="0.545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2"/>
      <text:p text:style-name="P26"><text:span text:style-name="T5">3) </text:span><text:span text:style-name="T3">Méthode :</text:span></text:p>
      <text:p text:style-name="P26"/>
      <text:p text:style-name="P26"><text:span text:style-name="T20">a) </text:span>Identifier la composée de deux fonctions</text:p>
      <text:p text:style-name="P24">On considère la fonction <draw:frame draw:style-name="fr2" draw:name="Objet20" text:anchor-type="as-char" svg:y="-0.377cm" svg:width="0.42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/>définie par <draw:frame draw:style-name="fr2" draw:name="Objet18" text:anchor-type="as-char" svg:y="-0.619cm" svg:width="1.873cm" svg:height="1.05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. </text:p>
      <text:p text:style-name="P24">Identifier la composée de deux fonctions dans la fonction <text:s/><draw:frame draw:style-name="fr2" draw:name="Objet19" text:anchor-type="as-char" svg:y="-0.377cm" svg:width="0.42cm" svg:height="0.46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24"><text:span text:style-name="T18">D</text:span>ans la fonction <text:s/><draw:frame draw:style-name="fr2" draw:name="Objet21" text:anchor-type="as-char" svg:y="-0.377cm" svg:width="0.42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, <text:span text:style-name="T18">on reconnaît la fonction inverse et la fonction carré.</text:span></text:p>
      <text:p text:style-name="P25">Si on pose <draw:frame draw:style-name="fr2" draw:name="Objet22" text:anchor-type="as-char" svg:y="-0.437cm" svg:width="1.82cm" svg:height="0.568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2" draw:name="Objet23" text:anchor-type="as-char" svg:y="-0.619cm" svg:width="1.755cm" svg:height="0.998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25">alors <draw:frame draw:style-name="fr2" draw:name="Objet24" text:anchor-type="as-char" svg:y="-0.67cm" svg:width="7.278cm" svg:height="1.16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23">La fonction <draw:frame draw:style-name="fr2" draw:name="Objet25" text:anchor-type="as-char" svg:y="-0.377cm" svg:width="0.42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/>est la composée de la fonction carré par la fonction inverse.</text:p>
      <text:p text:style-name="P23"/>
      <text:p text:style-name="P26"><text:span text:style-name="T20">b)</text:span> <text:span text:style-name="T19">C</text:span>ompos<text:span text:style-name="T19">er</text:span> deux fonctions</text:p>
      <text:p text:style-name="P19">Les fonctions <draw:frame draw:style-name="fr2" draw:name="Objet26" text:anchor-type="as-char" svg:y="-0.377cm" svg:width="0.45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/>et <draw:frame draw:style-name="fr2" draw:name="Objet27" text:anchor-type="as-char" svg:y="-0.377cm" svg:width="0.43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/>sont définies par : <draw:frame draw:style-name="fr2" draw:name="Objet28" text:anchor-type="as-char" svg:y="-0.437cm" svg:width="2.376cm" svg:height="0.56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/>et <draw:frame draw:style-name="fr2" draw:name="Objet29" text:anchor-type="as-char" svg:y="-0.619cm" svg:width="2.274cm" svg:height="0.998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27">Exprimer la fonction <draw:frame draw:style-name="fr2" draw:name="Objet30" text:anchor-type="as-char" svg:y="-0.407cm" svg:width="1.004cm" svg:height="0.506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et <draw:frame draw:style-name="fr2" draw:name="Objet31" text:anchor-type="as-char" svg:y="-0.407cm" svg:width="1.004cm" svg:height="0.506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en fonction de <draw:frame draw:style-name="fr2" draw:name="Objet32" text:anchor-type="as-char" svg:y="-0.407cm" svg:width="0.469cm" svg:height="0.506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19"/>
      <text:p text:style-name="P18"><draw:frame draw:style-name="fr2" draw:name="Objet33" text:anchor-type="as-char" svg:y="-0.778cm" svg:width="8.123cm" svg:height="1.295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text:s/><draw:frame draw:style-name="fr2" draw:name="Objet34" text:anchor-type="as-char" svg:y="-0.811cm" svg:width="7.168cm" svg:height="1.362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18"/>
      <text:p text:style-name="P11"><text:span text:style-name="T4"><text:s/>I</text:span><text:span text:style-name="T6">I</text:span><text:span text:style-name="T4">- </text:span><text:span text:style-name="T13">Formule de dérivation d’une fonction composée</text:span></text:p>
      <text:p text:style-name="P9">1) Cas particulier<text:span text:style-name="T47">s</text:span> de fonction<text:span text:style-name="T47">s</text:span> composée<text:span text:style-name="T47">s</text:span>.</text:p>
      <table:table table:name="Tableau1" table:style-name="Tableau1" table:template-name="Default Style">
        <table:table-column table:style-name="Tableau1.A"/>
        <table:table-column table:style-name="Tableau1.B"/>
        <table:table-row>
          <table:table-cell table:style-name="Tableau1.A1" office:value-type="string">
            <text:p text:style-name="P45">Fonction</text:p>
          </table:table-cell>
          <table:table-cell table:style-name="Tableau1.B1" office:value-type="string">
            <text:p text:style-name="P45">Dérivée</text:p>
          </table:table-cell>
        </table:table-row>
        <table:table-row>
          <table:table-cell table:style-name="Tableau1.A2" office:value-type="string">
            <text:p text:style-name="P46"><draw:frame draw:style-name="fr2" draw:name="Objet35" text:anchor-type="as-char" svg:y="-0.437cm" svg:width="3.044cm" svg:height="0.52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1.B2" office:value-type="string">
            <text:p text:style-name="P46"><draw:frame draw:style-name="fr2" draw:name="Objet36" text:anchor-type="as-char" svg:y="-0.437cm" svg:width="1.651cm" svg:height="0.527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46"><draw:frame draw:style-name="fr2" draw:name="Objet37" text:anchor-type="as-char" svg:y="-0.437cm" svg:width="0.559cm" svg:height="0.527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1.B2" office:value-type="string">
            <text:p text:style-name="P46"><draw:frame draw:style-name="fr2" draw:name="Objet38" text:anchor-type="as-char" svg:y="-0.437cm" svg:width="1.025cm" svg:height="0.527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</table:table-row>
        <table:table-row table:style-name="Tableau1.4">
          <table:table-cell table:style-name="Tableau1.A2" office:value-type="string">
            <text:p text:style-name="P46"><draw:frame draw:style-name="fr2" draw:name="Objet41" text:anchor-type="as-char" svg:y="-0.377cm" svg:width="1.072cm" svg:height="0.467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  <table:table-cell table:style-name="Tableau1.B2" office:value-type="string">
            <text:p text:style-name="P46"><draw:frame draw:style-name="fr2" draw:name="Objet42" text:anchor-type="as-char" svg:y="-0.377cm" svg:width="1.857cm" svg:height="0.467cm" draw:z-index="3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</table:table-row>
        <table:table-row>
          <table:table-cell table:style-name="Tableau1.A2" office:value-type="string">
            <text:p text:style-name="P46"><draw:frame draw:style-name="fr2" draw:name="Objet43" text:anchor-type="as-char" svg:y="-0.377cm" svg:width="1.032cm" svg:height="0.467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.B2" office:value-type="string">
            <text:p text:style-name="P46"><draw:frame draw:style-name="fr2" draw:name="Objet44" text:anchor-type="as-char" svg:y="-0.377cm" svg:width="1.536cm" svg:height="0.467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</table:table>
      <text:p text:style-name="P5"/>
      <text:p text:style-name="P6">Déterminer les dérivées des fonctions définies par :</text:p>
      <text:p text:style-name="P55"><text:span text:style-name="T38">a) </text:span><text:span text:style-name="T38"><draw:frame draw:style-name="fr2" draw:name="Objet45" text:anchor-type="as-char" svg:y="-0.437cm" svg:width="3.941cm" svg:height="0.568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55"><text:span text:style-name="T54">b) </text:span><text:span text:style-name="T54"><draw:frame draw:style-name="fr2" draw:name="Objet46" text:anchor-type="as-char" svg:y="-0.723cm" svg:width="2.113cm" svg:height="0.854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<text:p text:style-name="P56"><text:soft-page-break/></text:p>
      <text:p text:style-name="P10"><text:span text:style-name="T48">2</text:span>) Cas <text:span text:style-name="T47">général</text:span> de fonction<text:span text:style-name="T47">s</text:span> composée<text:span text:style-name="T47">s</text:span>.</text:p>
      <text:p text:style-name="P4"><draw:frame draw:style-name="fr2" draw:name="Objet47" text:anchor-type="as-char" svg:y="-0.446cm" svg:width="5.66cm" svg:height="0.589cm" draw:z-index="44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47">ou encore </text:span><text:span text:style-name="T47"><draw:frame draw:style-name="fr2" draw:name="Objet48" text:anchor-type="as-char" svg:y="-0.446cm" svg:width="4.163cm" svg:height="0.589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<text:p text:style-name="P4"><text:span text:style-name="T47"><text:s/></text:span><text:span text:style-name="T49">Déterminer la dérivée de la fonction</text:span><text:span text:style-name="T49"><draw:frame draw:style-name="fr2" draw:name="Objet39" text:anchor-type="as-char" svg:y="-0.377cm" svg:width="0.42cm" svg:height="0.467cm" draw:z-index="4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9">, définie sur </text:span><text:span text:style-name="T49"><draw:frame draw:style-name="fr2" draw:name="Objet40" text:anchor-type="as-char" svg:y="-0.295cm" svg:width="0.549cm" svg:height="0.385cm" draw:z-index="4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9">par </text:span><text:span text:style-name="T49"><draw:frame draw:style-name="fr2" draw:name="Objet49" text:anchor-type="as-char" svg:y="-0.504cm" svg:width="2.596cm" svg:height="0.635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<text:p text:style-name="P7"/>
      <text:p text:style-name="P48"><text:span text:style-name="T36">I</text:span><text:span text:style-name="T37">II</text:span><text:span text:style-name="T36">- </text:span><text:span text:style-name="T10">Asymptote horizontale</text:span></text:p>
      <text:p text:style-name="P51"><draw:frame draw:style-name="fr1" draw:name="Object6" text:anchor-type="as-char" svg:y="-0.531cm" svg:width="5.394cm" svg:height="1.012cm" draw:z-index="49"><draw:object xlink:href="./Object 83" xlink:type="simple" xlink:show="embed" xlink:actuate="onLoad"/><draw:image xlink:href="./ObjectReplacements/Object 83" xlink:type="simple" xlink:show="embed" xlink:actuate="onLoad"/><svg:desc>formule</svg:desc></draw:frame></text:p>
      <text:p text:style-name="P52"><text:span text:style-name="T50"><text:s text:c="2"/></text:span><text:span text:style-name="T51">L</text:span><text:span text:style-name="T52">a droite d’équation </text:span><text:span text:style-name="T52"><draw:frame draw:style-name="fr1" draw:name="Object4" text:anchor-type="as-char" svg:y="-0.489cm" svg:width="1.326cm" svg:height="0.646cm" draw:z-index="50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52">est une asymptote horizontale au <text:s text:c="3"/>voisinage de </text:span><text:span text:style-name="T52"><draw:frame draw:style-name="fr1" draw:name="Object5" text:anchor-type="as-char" svg:y="-0.379cm" svg:width="1.117cm" svg:height="0.453cm" draw:z-index="51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<text:p text:style-name="P50"/>
      <text:p text:style-name="P50">I<text:span text:style-name="T40">V</text:span>- Asymptote verticale</text:p>
      <text:p text:style-name="P51"><draw:frame draw:style-name="fr1" draw:name="Object1" text:anchor-type="as-char" svg:y="-0.531cm" svg:width="5.696cm" svg:height="1.012cm" draw:z-index="52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52"><text:span text:style-name="T50"><text:s text:c="2"/></text:span><text:span text:style-name="T51">L</text:span><text:span text:style-name="T52">a droite d ‘équation </text:span><text:span text:style-name="T52"><draw:frame draw:style-name="fr1" draw:name="Object2" text:anchor-type="as-char" svg:y="-0.489cm" svg:width="1.296cm" svg:height="0.646cm" draw:z-index="53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52">est une asymptote verticale à la courbe </text:span><text:span text:style-name="T52"><draw:frame draw:style-name="fr1" draw:name="Object7" text:anchor-type="as-char" svg:y="-0.489cm" svg:width="0.815cm" svg:height="0.718cm" draw:z-index="54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52">, représentative de </text:span><text:span text:style-name="T52"><draw:frame draw:style-name="fr1" draw:name="Object8" text:anchor-type="as-char" svg:y="-0.489cm" svg:width="0.552cm" svg:height="0.646cm" draw:z-index="55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52">.</text:span></text:p>
      <text:p text:style-name="P51"/>
      <text:p text:style-name="P49"><text:span text:style-name="T11">V</text:span><text:span text:style-name="T9">- </text:span><text:span text:style-name="T3">Théorème de comparaison</text:span></text:p>
      <text:p text:style-name="P54"><text:span text:style-name="T55">1)</text:span><text:span text:style-name="T50"> </text:span><text:span text:style-name="T56">Théorème d’</text:span><text:span text:style-name="T28">encadrement </text:span><text:span text:style-name="T57">( ou théorème des gendarmes)</text:span></text:p>
      <text:p text:style-name="P17"><text:span text:style-name="T28"><text:s/></text:span><text:span text:style-name="T28"><draw:frame draw:style-name="fr2" draw:name="Objet83" text:anchor-type="as-char" svg:y="-0.439cm" svg:width="0.459cm" svg:height="0.547cm" draw:z-index="5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29">est </text:span><text:span text:style-name="T30">l’intervalle </text:span><text:span text:style-name="T29">dont la borne de droite est </text:span><text:span text:style-name="T30"><draw:frame draw:style-name="fr2" draw:name="Objet84" text:anchor-type="as-char" svg:y="-0.305cm" svg:width="0.928cm" svg:height="0.305cm" draw:z-index="5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30">.</text:span></text:p>
      <text:p text:style-name="P53"><text:span text:style-name="T33"><text:s/></text:span><text:span text:style-name="T33"><draw:frame draw:style-name="fr2" draw:name="Objet85" text:anchor-type="as-char" svg:y="-0.439cm" svg:width="1.545cm" svg:height="0.547cm" draw:z-index="5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3"><text:s text:c="2"/></text:span><text:span text:style-name="T34">sont trois fonctions définies sur </text:span><text:span text:style-name="T34"><draw:frame draw:style-name="fr2" draw:name="Objet86" text:anchor-type="as-char" svg:y="-0.439cm" svg:width="0.459cm" svg:height="0.547cm" draw:z-index="5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4">telles que </text:span><text:span text:style-name="T34"><draw:frame draw:style-name="fr2" draw:name="Objet87" text:anchor-type="as-char" svg:y="-0.482cm" svg:width="6.219cm" svg:height="0.633cm" draw:z-index="60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4">.</text:span></text:p>
      <text:p text:style-name="P53"><text:span text:style-name="T34"><text:s text:c="3"/></text:span><text:span text:style-name="T35">Si </text:span><text:span text:style-name="T35"><draw:frame draw:style-name="fr1" draw:name="Objet88" text:anchor-type="as-char" svg:y="-0.531cm" svg:width="6.895cm" svg:height="1.012cm" draw:z-index="6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35">, alors </text:span><text:span text:style-name="T35"><draw:frame draw:style-name="fr1" draw:name="Objet89" text:anchor-type="as-char" svg:y="-0.531cm" svg:width="2.896cm" svg:height="1.012cm" draw:z-index="62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p>
      <text:p text:style-name="P47"><text:span text:style-name="T32"><text:s text:c="3"/>C</text:span><text:span text:style-name="T31">e théorème est admis sans démonstration et reste vrai si </text:span><text:span text:style-name="T31"><draw:frame draw:style-name="fr1" draw:name="Objet90" text:anchor-type="as-char" svg:y="-0.489cm" svg:width="0.587cm" svg:height="0.646cm" draw:z-index="63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1">tend vers </text:span><text:span text:style-name="T31"><draw:frame draw:style-name="fr2" draw:name="Objet91" text:anchor-type="as-char" svg:y="-0.272cm" svg:width="1.018cm" svg:height="0.272cm" draw:z-index="6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<text:p text:style-name="P47"><text:span text:style-name="T31"><text:s text:c="3"/>ou <text:s/></text:span><text:span text:style-name="T31"><draw:frame draw:style-name="fr1" draw:name="Objet92" text:anchor-type="as-char" svg:y="-0.489cm" svg:width="0.587cm" svg:height="0.646cm" draw:z-index="65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1">tend vers </text:span><text:span text:style-name="T31"><draw:frame draw:style-name="fr2" draw:name="Objet93" text:anchor-type="as-char" svg:y="-0.439cm" svg:width="0.476cm" svg:height="0.547cm" draw:z-index="66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31">avec <text:s/></text:span><text:span text:style-name="T31"><draw:frame draw:style-name="fr1" draw:name="Objet94" text:anchor-type="as-char" svg:y="-0.531cm" svg:width="1.789cm" svg:height="0.732cm" draw:z-index="67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17"/>
      <text:p text:style-name="P17"><text:span text:style-name="T58">2</text:span>) S’il existe un réel <draw:frame draw:style-name="fr2" draw:name="Objet95" text:anchor-type="as-char" svg:y="-0.439cm" svg:width="0.584cm" svg:height="0.547cm" draw:z-index="68"><draw:object xlink:href="./Object 106" xlink:type="simple" xlink:show="embed" xlink:actuate="onLoad"/><draw:image xlink:href="./ObjectReplacements/Object 106" xlink:type="simple" xlink:show="embed" xlink:actuate="onLoad"/><svg:desc>formula</svg:desc></draw:frame><text:s/>tel que pour tout <draw:frame draw:style-name="fr2" draw:name="Objet96" text:anchor-type="as-char" svg:y="-0.439cm" svg:width="1.321cm" svg:height="0.547cm" draw:z-index="69"><draw:object xlink:href="./Object 107" xlink:type="simple" xlink:show="embed" xlink:actuate="onLoad"/><draw:image xlink:href="./ObjectReplacements/Object 107" xlink:type="simple" xlink:show="embed" xlink:actuate="onLoad"/><svg:desc>formula</svg:desc></draw:frame>, on a <draw:frame draw:style-name="fr2" draw:name="Objet97" text:anchor-type="as-char" svg:y="-0.482cm" svg:width="2.633cm" svg:height="0.633cm" draw:z-index="70"><draw:object xlink:href="./Object 108" xlink:type="simple" xlink:show="embed" xlink:actuate="onLoad"/><draw:image xlink:href="./ObjectReplacements/Object 108" xlink:type="simple" xlink:show="embed" xlink:actuate="onLoad"/><svg:desc>formula</svg:desc></draw:frame>et si <draw:frame draw:style-name="fr1" draw:name="Objet98" text:anchor-type="as-char" svg:y="-0.531cm" svg:width="3.447cm" svg:height="1.012cm" draw:z-index="71"><draw:object xlink:href="./Object 109" xlink:type="simple" xlink:show="embed" xlink:actuate="onLoad"/><draw:image xlink:href="./ObjectReplacements/Object 109" xlink:type="simple" xlink:show="embed" xlink:actuate="onLoad"/><svg:desc>formula</svg:desc></draw:frame>, alors <draw:frame draw:style-name="fr1" draw:name="Objet99" text:anchor-type="as-char" svg:y="-0.531cm" svg:width="3.41cm" svg:height="1.012cm" draw:z-index="72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7"><text:span text:style-name="T58">3</text:span>) S’il existe un réel A tel que pour tout <draw:frame draw:style-name="fr2" draw:name="Objet100" text:anchor-type="as-char" svg:y="-0.439cm" svg:width="1.321cm" svg:height="0.547cm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, on a <draw:frame draw:style-name="fr2" draw:name="Objet101" text:anchor-type="as-char" svg:y="-0.482cm" svg:width="2.632cm" svg:height="0.633cm" draw:z-index="74"><draw:object xlink:href="./Object 103" xlink:type="simple" xlink:show="embed" xlink:actuate="onLoad"/><draw:image xlink:href="./ObjectReplacements/Object 103" xlink:type="simple" xlink:show="embed" xlink:actuate="onLoad"/><svg:desc>formula</svg:desc></draw:frame>et si <draw:frame draw:style-name="fr1" draw:name="Objet102" text:anchor-type="as-char" svg:y="-0.531cm" svg:width="3.552cm" svg:height="1.012cm" draw:z-index="75"><draw:object xlink:href="./Object 104" xlink:type="simple" xlink:show="embed" xlink:actuate="onLoad"/><draw:image xlink:href="./ObjectReplacements/Object 104" xlink:type="simple" xlink:show="embed" xlink:actuate="onLoad"/><svg:desc>formula</svg:desc></draw:frame>, alors <draw:frame draw:style-name="fr1" draw:name="Objet103" text:anchor-type="as-char" svg:y="-0.531cm" svg:width="3.515cm" svg:height="1.012cm" draw:z-index="7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8"/>
      <text:p text:style-name="P12"><text:span text:style-name="T8">V</text:span><text:span text:style-name="T11">I</text:span><text:span text:style-name="T4">- </text:span><text:span text:style-name="T7">Étude d’une fonctions</text:span></text:p>
      <text:p text:style-name="P13"><text:tab/>a) Domaine de définition ( recherche de valeurs interdites)</text:p>
      <text:p text:style-name="P13"><text:tab/><text:tab/>- <text:span text:style-name="T53">Division par zéro</text:span></text:p>
      <text:p text:style-name="P13"><text:tab/><text:tab/>- <text:span text:style-name="T53">Racine carré de nombre négatif</text:span></text:p>
      <text:p text:style-name="P13"><text:tab/><text:tab/>- <text:span text:style-name="T53">ln d’un nombre négatif ( à voir plus tard)</text:span></text:p>
      <text:p text:style-name="P13"><text:tab/>b) Limites aux bornes du domaine de définition.<text:tab/></text:p>
      <text:p text:style-name="P14"><text:tab/>c) Dérivabilité</text:p>
      <text:p text:style-name="P12"><text:span text:style-name="T21"><text:tab/>d) Variation </text:span><text:span text:style-name="T22">( dérivée , … )</text:span></text:p>
      <text:p text:style-name="P15"><text:tab/>e) Les asymptotes</text:p>
      <text:p text:style-name="P16"><text:tab/>f) Représentation graphique d’une fonction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84e48" officeooo:paragraph-rsid="01384e48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38f30a"/>
    </style:style>
    <style:style style:name="MT2" style:family="text">
      <style:text-properties officeooo:rsid="0153330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onctions </text:span><text:span text:style-name="MT2">compos</text:span>ées</text:p>
      </style:header>
      <style:footer>
        <text:p text:style-name="MP2">Page :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6.2$Linux_X86_64 LibreOffice_project/30$Build-2</meta:generator>
    <dc:date>2022-10-03T18:58:51.983913728</dc:date>
    <meta:editing-duration>P1DT12H5M52S</meta:editing-duration>
    <meta:editing-cycles>307</meta:editing-cycles>
    <meta:document-statistic meta:table-count="1" meta:image-count="0" meta:object-count="77" meta:page-count="2" meta:paragraph-count="67" meta:word-count="351" meta:character-count="1986" meta:non-whitespace-character-count="1615"/>
  </office:meta>
</office:document-meta>
</file>

<file path=Object 1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10/content.xml><?xml version="1.0" encoding="utf-8"?>
<math xmlns="http://www.w3.org/1998/Math/MathML" display="block">
  <semantics>
    <mstyle mathvariant="bold">
      <mi>v</mi>
    </mstyle>
    <annotation encoding="StarMath 5.0">bold{ v }</annotation>
  </semantics>
</math>
</file>

<file path=Object 100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101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102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a</mi>
            <mo stretchy="false">∈</mo>
            <mi mathvariant="normal">ℝ</mi>
          </mrow>
        </mrow>
        <mo fence="true" form="postfix" stretchy="false">)</mo>
      </mrow>
    </mstyle>
    <annotation encoding="StarMath 5.0">bold {(a in setR) }</annotation>
  </semantics>
</math>
</file>

<file path=Object 103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lt;= g(x)}</annotation>
  </semantics>
</math>
</file>

<file path=Object 104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g(x) = -infinity} }</annotation>
  </semantics>
</math>
</file>

<file path=Object 105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f(x) = -infinity} }</annotation>
  </semantics>
</math>
</file>

<file path=Object 106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107/content.xml><?xml version="1.0" encoding="utf-8"?>
<math xmlns="http://www.w3.org/1998/Math/MathML" display="block">
  <semantics>
    <mstyle mathvariant="bold">
      <mrow>
        <mi>x</mi>
        <mo stretchy="false">≥</mo>
        <mi>A</mi>
      </mrow>
    </mstyle>
    <annotation encoding="StarMath 5.0">bold {x &gt;= A}</annotation>
  </semantics>
</math>
</file>

<file path=Object 10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≥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gt;= g(x)}</annotation>
  </semantics>
</math>
</file>

<file path=Object 109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g(x) = +infinity} }</annotation>
  </semantics>
</math>
</file>

<file path=Object 1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v</mi>
        </mrow>
        <mo stretchy="false">∘</mo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v</mi>
        </mrow>
        <mrow>
          <mrow>
            <mo fence="true" form="prefix" stretchy="false">(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sqrt>
            <mrow>
              <mi>x</mi>
              <mo stretchy="false">−</mo>
              <mn>3</mn>
            </mrow>
          </msqrt>
        </mrow>
      </mrow>
    </mstyle>
    <annotation encoding="StarMath 5.0">bold{f(x) = v circ u(x) = v(u(x))= sqrt{x - 3}}</annotation>
  </semantics>
</math>
</file>

<file path=Object 110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f(x) = +infinity} }</annotation>
  </semantics>
</math>
</file>

<file path=Object 12/content.xml><?xml version="1.0" encoding="utf-8"?>
<math xmlns="http://www.w3.org/1998/Math/MathML" display="block">
  <semantics>
    <mstyle mathvariant="bold">
      <mrow>
        <mi>f</mi>
        <mi mathvariant="normal">:</mi>
        <mi>x</mi>
        <mtext>          </mtext>
        <mrow>
          <mi>x</mi>
          <mo stretchy="false">−</mo>
          <mn>3</mn>
        </mrow>
        <mtext>          </mtext>
        <msqrt>
          <mrow>
            <mi>x</mi>
            <mo stretchy="false">−</mo>
            <mn>3</mn>
          </mrow>
        </msqrt>
      </mrow>
    </mstyle>
    <annotation encoding="StarMath 5.0">bold{f:x"          "x-3"          "sqrt{x - 3} }</annotation>
  </semantics>
</math>
</file>

<file path=Object 13/content.xml><?xml version="1.0" encoding="utf-8"?>
<math xmlns="http://www.w3.org/1998/Math/MathML" display="block">
  <semantics>
    <mstyle mathvariant="bold">
      <mrow>
        <mtext>            </mtext>
        <mi>u</mi>
        <mtext>               </mtext>
        <mi>v</mi>
      </mrow>
    </mstyle>
    <annotation encoding="StarMath 5.0">bold{"            "u"               "v }</annotation>
  </semantics>
</math>
</file>

<file path=Object 14/content.xml><?xml version="1.0" encoding="utf-8"?>
<math xmlns="http://www.w3.org/1998/Math/MathML" display="block">
  <semantics>
    <mstyle mathvariant="bold">
      <mi>u</mi>
    </mstyle>
    <annotation encoding="StarMath 5.0">bold{u }</annotation>
  </semantics>
</math>
</file>

<file path=Object 15/content.xml><?xml version="1.0" encoding="utf-8"?>
<math xmlns="http://www.w3.org/1998/Math/MathML" display="block">
  <semantics>
    <mstyle mathvariant="bold">
      <mi>v</mi>
    </mstyle>
    <annotation encoding="StarMath 5.0">bold{ v }</annotation>
  </semantics>
</math>
</file>

<file path=Object 16/content.xml><?xml version="1.0" encoding="utf-8"?>
<math xmlns="http://www.w3.org/1998/Math/MathML" display="block">
  <semantics>
    <mstyle mathvariant="bold">
      <mrow>
        <mi>v</mi>
        <mo stretchy="false">∘</mo>
        <mi>u</mi>
      </mrow>
    </mstyle>
    <annotation encoding="StarMath 5.0">bold{v circ u}</annotation>
  </semantics>
</math>
</file>

<file path=Object 17/content.xml><?xml version="1.0" encoding="utf-8"?>
<math xmlns="http://www.w3.org/1998/Math/MathML" display="block">
  <semantics>
    <mstyle mathvariant="bold">
      <mrow>
        <mi>v</mi>
        <mo stretchy="false">∘</mo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v</mi>
        </mrow>
        <mrow>
          <mo fence="true" form="prefix" stretchy="false">(</mo>
          <mrow>
            <mrow>
              <mi>u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</mstyle>
    <annotation encoding="StarMath 5.0">bold{v circ u(x) = v(u(x))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sup>
              <mi>x</mi>
              <mn>2</mn>
            </msup>
          </mfrac>
        </mrow>
      </mrow>
    </mstyle>
    <annotation encoding="StarMath 5.0">bold{f(x)= 1 over x^2 }</annotation>
  </semantics>
</math>
</file>

<file path=Object 19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row>
              <mi>x</mi>
              <mo stretchy="false">−</mo>
              <mn>3</mn>
            </mrow>
          </msqrt>
        </mrow>
      </mrow>
    </mstyle>
    <annotation encoding="StarMath 5.0">bold{f(x)= sqrt{x -3} }</annotation>
  </semantics>
</math>
</file>

<file path=Object 20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21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22/content.xml><?xml version="1.0" encoding="utf-8"?>
<math xmlns="http://www.w3.org/1998/Math/MathML" display="block">
  <semantics>
    <mstyle mathvariant="bold">
      <mrow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n>2</mn>
          </msup>
        </mrow>
      </mrow>
    </mstyle>
    <annotation encoding="StarMath 5.0">bold{u(x) = x^2}</annotation>
  </semantics>
</math>
</file>

<file path=Object 23/content.xml><?xml version="1.0" encoding="utf-8"?>
<math xmlns="http://www.w3.org/1998/Math/MathML" display="block">
  <semantics>
    <mstyle mathvariant="bold">
      <mrow>
        <mi>v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i>x</mi>
          </mfrac>
        </mrow>
      </mrow>
    </mstyle>
    <annotation encoding="StarMath 5.0">bold{v(x)= 1 over x}</annotation>
  </semantics>
</math>
</file>

<file path=Object 24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sup>
              <mi>x</mi>
              <mn>2</mn>
            </msup>
          </mfrac>
          <mo stretchy="false">=</mo>
          <mfrac>
            <mn>1</mn>
            <mrow>
              <mi>u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  <mo stretchy="false">=</mo>
          <mi>v</mi>
        </mrow>
        <mrow>
          <mrow>
            <mo fence="true" form="prefix" stretchy="false">(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i>v</mi>
        </mrow>
        <mo stretchy="false">∘</mo>
        <mi>u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{f(x)= 1 over x^2  = 1 over {u(x)} = v(u(x)) = v circ u(x) }</annotation>
  </semantics>
</math>
</file>

<file path=Object 25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26/content.xml><?xml version="1.0" encoding="utf-8"?>
<math xmlns="http://www.w3.org/1998/Math/MathML" display="block">
  <semantics>
    <mstyle mathvariant="bold">
      <mi>u</mi>
    </mstyle>
    <annotation encoding="StarMath 5.0">bold{u}</annotation>
  </semantics>
</math>
</file>

<file path=Object 27/content.xml><?xml version="1.0" encoding="utf-8"?>
<math xmlns="http://www.w3.org/1998/Math/MathML" display="block">
  <semantics>
    <mstyle mathvariant="bold">
      <mi>v</mi>
    </mstyle>
    <annotation encoding="StarMath 5.0">bold{v}</annotation>
  </semantics>
</math>
</file>

<file path=Object 28/content.xml><?xml version="1.0" encoding="utf-8"?>
<math xmlns="http://www.w3.org/1998/Math/MathML" display="block">
  <semantics>
    <mstyle mathvariant="bold">
      <mrow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>x</mi>
              <mn>2</mn>
            </msup>
            <mo stretchy="false">+</mo>
            <mi>x</mi>
          </mrow>
        </mrow>
      </mrow>
    </mstyle>
    <annotation encoding="StarMath 5.0">bold{u(x)= x^2 + x}</annotation>
  </semantics>
</math>
</file>

<file path=Object 29/content.xml><?xml version="1.0" encoding="utf-8"?>
<math xmlns="http://www.w3.org/1998/Math/MathML" display="block">
  <semantics>
    <mstyle mathvariant="bold">
      <mrow>
        <mi>v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i>x</mi>
            <mrow>
              <mi>x</mi>
              <mo stretchy="false">+</mo>
              <mn>1</mn>
            </mrow>
          </mfrac>
        </mrow>
      </mrow>
    </mstyle>
    <annotation encoding="StarMath 5.0">bold{v(x)= x over { x +1 }}</annotation>
  </semantics>
</math>
</file>

<file path=Object 3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30/content.xml><?xml version="1.0" encoding="utf-8"?>
<math xmlns="http://www.w3.org/1998/Math/MathML" display="block">
  <semantics>
    <mstyle mathvariant="bold">
      <mrow>
        <mi>v</mi>
        <mo stretchy="false">∘</mo>
        <mi>u</mi>
      </mrow>
    </mstyle>
    <annotation encoding="StarMath 5.0">bold{v circ u}</annotation>
  </semantics>
</math>
</file>

<file path=Object 31/content.xml><?xml version="1.0" encoding="utf-8"?>
<math xmlns="http://www.w3.org/1998/Math/MathML" display="block">
  <semantics>
    <mstyle mathvariant="bold">
      <mrow>
        <mi>u</mi>
        <mo stretchy="false">∘</mo>
        <mi>v</mi>
      </mrow>
    </mstyle>
    <annotation encoding="StarMath 5.0">bold{u circ v}</annotation>
  </semantics>
</math>
</file>

<file path=Object 32/content.xml><?xml version="1.0" encoding="utf-8"?>
<math xmlns="http://www.w3.org/1998/Math/MathML" display="block">
  <semantics>
    <mstyle mathvariant="bold">
      <mi>x</mi>
    </mstyle>
    <annotation encoding="StarMath 5.0">bold{x}</annotation>
  </semantics>
</math>
</file>

<file path=Object 33/content.xml><?xml version="1.0" encoding="utf-8"?>
<math xmlns="http://www.w3.org/1998/Math/MathML" display="block">
  <semantics>
    <mstyle mathvariant="bold">
      <mrow>
        <mi>v</mi>
        <mo stretchy="false">∘</mo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v</mi>
        </mrow>
        <mrow>
          <mrow>
            <mo fence="true" form="prefix" stretchy="false">(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frac>
            <mrow>
              <mo fence="true" form="prefix" stretchy="false">(</mo>
              <mrow>
                <mrow>
                  <msup>
                    <mi>x</mi>
                    <mn>2</mn>
                  </msup>
                  <mo stretchy="false">+</mo>
                  <mi>x</mi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p>
                      <mi>x</mi>
                      <mn>2</mn>
                    </msup>
                    <mo stretchy="false">+</mo>
                    <mi>x</mi>
                  </mrow>
                </mrow>
                <mo fence="true" form="postfix" stretchy="false">)</mo>
              </mrow>
              <mo stretchy="false">+</mo>
              <mn>1</mn>
            </mrow>
          </mfrac>
          <mo stretchy="false">=</mo>
          <mfrac>
            <mrow>
              <msup>
                <mi>x</mi>
                <mn>2</mn>
              </msup>
              <mo stretchy="false">+</mo>
              <mi>x</mi>
            </mrow>
            <mrow>
              <msup>
                <mi>x</mi>
                <mn>2</mn>
              </msup>
              <mo stretchy="false">+</mo>
              <mi>x</mi>
              <mo stretchy="false">+</mo>
              <mn>1</mn>
            </mrow>
          </mfrac>
        </mrow>
      </mrow>
    </mstyle>
    <annotation encoding="StarMath 5.0">bold{v circ u(x) = v(u(x)) = (x^2 + x) over {(x^2 + x) +1}= {x^2 + x} over {x^2 + x + 1}}</annotation>
  </semantics>
</math>
</file>

<file path=Object 34/content.xml><?xml version="1.0" encoding="utf-8"?>
<math xmlns="http://www.w3.org/1998/Math/MathML" display="block">
  <semantics>
    <mstyle mathvariant="bold">
      <mrow>
        <mi>u</mi>
        <mo stretchy="false">∘</mo>
        <mi>v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u</mi>
        </mrow>
        <mrow>
          <mrow>
            <mo fence="true" form="prefix" stretchy="false">(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row>
            <msup>
              <mrow>
                <mo fence="true" form="prefix" stretchy="true">(</mo>
                <mrow>
                  <mfrac>
                    <mi>x</mi>
                    <mrow>
                      <mi>x</mi>
                      <mo stretchy="false">+</mo>
                      <mn>1</mn>
                    </mrow>
                  </mfrac>
                </mrow>
                <mo fence="true" form="postfix" stretchy="true">)</mo>
              </mrow>
              <mn>2</mn>
            </msup>
            <mo stretchy="false">+</mo>
            <mrow>
              <mo fence="true" form="prefix" stretchy="true">(</mo>
              <mrow>
                <mfrac>
                  <mi>x</mi>
                  <mrow>
                    <mi>x</mi>
                    <mo stretchy="false">+</mo>
                    <mn>1</mn>
                  </mrow>
                </mfrac>
              </mrow>
              <mo fence="true" form="postfix" stretchy="true">)</mo>
            </mrow>
          </mrow>
        </mrow>
      </mrow>
    </mstyle>
    <annotation encoding="StarMath 5.0">bold{u circ v(x) = u(v(x)) = left (x over {x +1} right)^2 + left (x over {x +1} right)}</annotation>
  </semantics>
</math>
</file>

<file path=Object 35/content.xml><?xml version="1.0" encoding="utf-8"?>
<math xmlns="http://www.w3.org/1998/Math/MathML" display="block">
  <semantics>
    <mstyle mathvariant="bold">
      <mrow>
        <msup>
          <mi>u</mi>
          <mi>n</mi>
        </msup>
        <mtext>  avec  </mtext>
        <mrow>
          <mi>n</mi>
          <mo stretchy="false">∈</mo>
          <msup>
            <mi mathvariant="normal">ℤ</mi>
            <mtext>*</mtext>
          </msup>
        </mrow>
      </mrow>
    </mstyle>
    <annotation encoding="StarMath 5.0">bold{u^n "  avec  " n in setZ^"*"}</annotation>
  </semantics>
</math>
</file>

<file path=Object 36/content.xml><?xml version="1.0" encoding="utf-8"?>
<math xmlns="http://www.w3.org/1998/Math/MathML" display="block">
  <semantics>
    <mstyle mathvariant="bold">
      <mrow>
        <mi mathvariant="italic">nu</mi>
        <mi>'</mi>
        <msup>
          <mi>u</mi>
          <mrow>
            <mi>n</mi>
            <mo stretchy="false">−</mo>
            <mn>1</mn>
          </mrow>
        </msup>
      </mrow>
    </mstyle>
    <annotation encoding="StarMath 5.0">bold{nu'u^{n-1}}</annotation>
  </semantics>
</math>
</file>

<file path=Object 37/content.xml><?xml version="1.0" encoding="utf-8"?>
<math xmlns="http://www.w3.org/1998/Math/MathML" display="block">
  <semantics>
    <mstyle mathvariant="bold">
      <msup>
        <mi>e</mi>
        <mi>u</mi>
      </msup>
    </mstyle>
    <annotation encoding="StarMath 5.0">bold{e^u}</annotation>
  </semantics>
</math>
</file>

<file path=Object 38/content.xml><?xml version="1.0" encoding="utf-8"?>
<math xmlns="http://www.w3.org/1998/Math/MathML" display="block">
  <semantics>
    <mstyle mathvariant="bold">
      <mrow>
        <mi>u</mi>
        <mi>'</mi>
        <msup>
          <mi>e</mi>
          <mi>u</mi>
        </msup>
      </mrow>
    </mstyle>
    <annotation encoding="StarMath 5.0">bold{u'e^u}</annotation>
  </semantics>
</math>
</file>

<file path=Object 39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4/content.xml><?xml version="1.0" encoding="utf-8"?>
<math xmlns="http://www.w3.org/1998/Math/MathML" display="block">
  <semantics>
    <mstyle mathvariant="bold">
      <mi>u</mi>
    </mstyle>
    <annotation encoding="StarMath 5.0">bold{u}</annotation>
  </semantics>
</math>
</file>

<file path=Object 40/content.xml><?xml version="1.0" encoding="utf-8"?>
<math xmlns="http://www.w3.org/1998/Math/MathML" display="block">
  <semantics>
    <mstyle mathvariant="bold">
      <mi mathvariant="normal">ℝ</mi>
    </mstyle>
    <annotation encoding="StarMath 5.0">bold{setR}</annotation>
  </semantics>
</math>
</file>

<file path=Object 41/content.xml><?xml version="1.0" encoding="utf-8"?>
<math xmlns="http://www.w3.org/1998/Math/MathML" display="block">
  <semantics>
    <mstyle mathvariant="bold">
      <mrow>
        <mi>cos</mi>
        <mi>u</mi>
      </mrow>
    </mstyle>
    <annotation encoding="StarMath 5.0">bold{cos u}</annotation>
  </semantics>
</math>
</file>

<file path=Object 42/content.xml><?xml version="1.0" encoding="utf-8"?>
<math xmlns="http://www.w3.org/1998/Math/MathML" display="block">
  <semantics>
    <mstyle mathvariant="bold">
      <mrow>
        <mrow>
          <mo stretchy="false">−</mo>
          <mi>u</mi>
        </mrow>
        <mi>'</mi>
        <mi>sin</mi>
        <mi>u</mi>
      </mrow>
    </mstyle>
    <annotation encoding="StarMath 5.0">bold{-u'sin u }</annotation>
  </semantics>
</math>
</file>

<file path=Object 43/content.xml><?xml version="1.0" encoding="utf-8"?>
<math xmlns="http://www.w3.org/1998/Math/MathML" display="block">
  <semantics>
    <mstyle mathvariant="bold">
      <mrow>
        <mi>sin</mi>
        <mi>u</mi>
      </mrow>
    </mstyle>
    <annotation encoding="StarMath 5.0">bold{sin u}</annotation>
  </semantics>
</math>
</file>

<file path=Object 44/content.xml><?xml version="1.0" encoding="utf-8"?>
<math xmlns="http://www.w3.org/1998/Math/MathML" display="block">
  <semantics>
    <mstyle mathvariant="bold">
      <mrow>
        <mi>u</mi>
        <mi>'</mi>
        <mi>cos</mi>
        <mi>u</mi>
      </mrow>
    </mstyle>
    <annotation encoding="StarMath 5.0">bold{u'cos u }</annotation>
  </semantics>
</math>
</file>

<file path=Object 4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4</mn>
          </msup>
        </mrow>
      </mrow>
    </mstyle>
    <annotation encoding="StarMath 5.0">bold{f(x) = (2x^2 + 3 x - 3)^4}</annotation>
  </semantics>
</math>
</file>

<file path=Object 4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sup>
          <mi>e</mi>
          <mfrac>
            <mn>1</mn>
            <mi>x</mi>
          </mfrac>
        </msup>
      </mrow>
    </mstyle>
    <annotation encoding="StarMath 5.0">bold{g(x) = 2 e^{ 1 over x}}</annotation>
  </semantics>
</math>
</file>

<file path=Object 47/content.xml><?xml version="1.0" encoding="utf-8"?>
<math xmlns="http://www.w3.org/1998/Math/MathML" display="block">
  <semantics>
    <mstyle mathvariant="bold">
      <mrow>
        <mi>v</mi>
        <mrow>
          <mo fence="true" form="prefix" stretchy="false">(</mo>
          <mrow>
            <mrow>
              <mi>u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row>
          <mi>'</mi>
          <mo stretchy="false">=</mo>
          <mi>u</mi>
        </mrow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×</mo>
          <mi>v</mi>
        </mrow>
        <mi>'</mi>
        <mrow>
          <mo fence="true" form="prefix" stretchy="false">(</mo>
          <mrow>
            <mrow>
              <mi>u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</mstyle>
    <annotation encoding="StarMath 5.0">bold{v(u(x))' = u'(x) times v'(u(x))}</annotation>
  </semantics>
</math>
</file>

<file path=Object 48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row>
              <mi>v</mi>
              <mo stretchy="false">∘</mo>
              <mi>u</mi>
            </mrow>
          </mrow>
          <mo fence="true" form="postfix" stretchy="false">)</mo>
        </mrow>
        <mrow>
          <mi>'</mi>
          <mo stretchy="false">=</mo>
          <mi>u</mi>
        </mrow>
        <mrow>
          <mi>'</mi>
          <mo stretchy="false">×</mo>
          <mrow>
            <mo fence="true" form="prefix" stretchy="false">(</mo>
            <mrow>
              <mrow>
                <mi>v</mi>
                <mi>'</mi>
                <mo stretchy="false">∘</mo>
                <mi>u</mi>
              </mrow>
            </mrow>
            <mo fence="true" form="postfix" stretchy="false">)</mo>
          </mrow>
        </mrow>
      </mrow>
    </mstyle>
    <annotation encoding="StarMath 5.0">bold{ (v circ u)' = u' times (v' circ u)}</annotation>
  </semantics>
</math>
</file>

<file path=Object 4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row>
              <msup>
                <mi>x</mi>
                <mn>2</mn>
              </msup>
              <mo stretchy="false">+</mo>
              <mn>1</mn>
            </mrow>
          </msqrt>
        </mrow>
      </mrow>
    </mstyle>
    <annotation encoding="StarMath 5.0">bold{f(x) = sqrt{x^2 +1 }}</annotation>
  </semantics>
</math>
</file>

<file path=Object 5/content.xml><?xml version="1.0" encoding="utf-8"?>
<math xmlns="http://www.w3.org/1998/Math/MathML" display="block">
  <semantics>
    <mstyle mathvariant="bold">
      <mi>v</mi>
    </mstyle>
    <annotation encoding="StarMath 5.0">bold{v}</annotation>
  </semantics>
</math>
</file>

<file path=Object 6/content.xml><?xml version="1.0" encoding="utf-8"?>
<math xmlns="http://www.w3.org/1998/Math/MathML" display="block">
  <semantics>
    <mstyle mathvariant="bold">
      <mrow>
        <mi>u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x</mi>
            <mo stretchy="false">−</mo>
            <mn>3</mn>
          </mrow>
        </mrow>
      </mrow>
    </mstyle>
    <annotation encoding="StarMath 5.0">bold{u(x)= x - 3 }</annotation>
  </semantics>
</math>
</file>

<file path=Object 7/content.xml><?xml version="1.0" encoding="utf-8"?>
<math xmlns="http://www.w3.org/1998/Math/MathML" display="block">
  <semantics>
    <mstyle mathvariant="bold">
      <mrow>
        <mi>v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qrt>
            <mi>x</mi>
          </msqrt>
        </mrow>
      </mrow>
    </mstyle>
    <annotation encoding="StarMath 5.0">bold{v(x)= sqrt{x} }</annotation>
  </semantics>
</math>
</file>

<file path=Object 8/content.xml><?xml version="1.0" encoding="utf-8"?>
<math xmlns="http://www.w3.org/1998/Math/MathML" display="block">
  <semantics>
    <mstyle mathvariant="bold">
      <mi>u</mi>
    </mstyle>
    <annotation encoding="StarMath 5.0">bold{u }</annotation>
  </semantics>
</math>
</file>

<file path=Object 83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row>
                  <mo stretchy="false">→</mo>
                  <mo stretchy="false">±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a</mi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+-infinity} {f(x)} = a" avec "a in setR}</annotation>
  </semantics>
</math>
</file>

<file path=Object 84/content.xml><?xml version="1.0" encoding="utf-8"?>
<math xmlns="http://www.w3.org/1998/Math/MathML" display="block">
  <semantics>
    <mstyle mathvariant="bold">
      <mrow>
        <mi>y</mi>
        <mo stretchy="false">=</mo>
        <mi>a</mi>
      </mrow>
    </mstyle>
    <annotation encoding="StarMath 5.0">bold {y = a}</annotation>
  </semantics>
</math>
</file>

<file path=Object 85/content.xml><?xml version="1.0" encoding="utf-8"?>
<math xmlns="http://www.w3.org/1998/Math/MathML" display="block">
  <semantics>
    <mstyle mathvariant="bold">
      <mrow>
        <mo stretchy="false">±</mo>
        <mi mathvariant="normal">∞</mi>
      </mrow>
    </mstyle>
    <annotation encoding="StarMath 5.0">bold {+-infinity}</annotation>
  </semantics>
</math>
</file>

<file path=Object 86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o stretchy="false">→</mo>
                <mi>a</mi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o stretchy="false">±</mo>
            <mi mathvariant="normal">∞</mi>
          </mrow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a} {f(x)} = +-infinity" avec "a in setR}</annotation>
  </semantics>
</math>
</file>

<file path=Object 87/content.xml><?xml version="1.0" encoding="utf-8"?>
<math xmlns="http://www.w3.org/1998/Math/MathML" display="block">
  <semantics>
    <mstyle mathvariant="bold">
      <mrow>
        <mi>x</mi>
        <mo stretchy="false">=</mo>
        <mi>a</mi>
      </mrow>
    </mstyle>
    <annotation encoding="StarMath 5.0">bold {x = a}</annotation>
  </semantics>
</math>
</file>

<file path=Object 88/content.xml><?xml version="1.0" encoding="utf-8"?>
<math xmlns="http://www.w3.org/1998/Math/MathML" display="block">
  <semantics>
    <mstyle mathvariant="bold">
      <msub>
        <mi>C</mi>
        <mi>f</mi>
      </msub>
    </mstyle>
    <annotation encoding="StarMath 5.0">bold {C_f}</annotation>
  </semantics>
</math>
</file>

<file path=Object 89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9/content.xml><?xml version="1.0" encoding="utf-8"?>
<math xmlns="http://www.w3.org/1998/Math/MathML" display="block">
  <semantics>
    <mstyle mathvariant="bold">
      <mi>f</mi>
    </mstyle>
    <annotation encoding="StarMath 5.0">bold{f}</annotation>
  </semantics>
</math>
</file>

<file path=Object 90/content.xml><?xml version="1.0" encoding="utf-8"?>
<math xmlns="http://www.w3.org/1998/Math/MathML" display="block">
  <semantics>
    <mstyle mathvariant="bold">
      <mrow>
        <mi>x</mi>
        <mo stretchy="false">≤</mo>
        <mi>A</mi>
      </mrow>
    </mstyle>
    <annotation encoding="StarMath 5.0">bold {x &lt;= A}</annotation>
  </semantics>
</math>
</file>

<file path=Object 91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92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+infinity}</annotation>
  </semantics>
</math>
</file>

<file path=Object 93/content.xml><?xml version="1.0" encoding="utf-8"?>
<math xmlns="http://www.w3.org/1998/Math/MathML" display="block">
  <semantics>
    <mstyle mathvariant="bold">
      <mrow>
        <mi>f</mi>
        <mi>,</mi>
        <mi>g</mi>
        <mi>,</mi>
        <mi>h</mi>
      </mrow>
    </mstyle>
    <annotation encoding="StarMath 5.0">bold {f, g, h}</annotation>
  </semantics>
</math>
</file>

<file path=Object 94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95/content.xml><?xml version="1.0" encoding="utf-8"?>
<math xmlns="http://www.w3.org/1998/Math/MathML" display="block">
  <semantics>
    <mstyle mathvariant="bold">
      <mrow>
        <mo stretchy="false">∀</mo>
        <mi>x</mi>
        <mrow>
          <mtext> </mtext>
          <mo stretchy="false">∈</mo>
          <mtext> </mtext>
        </mrow>
        <mi>I</mi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h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orall x" "in" "I" "f(x) &lt;= g(x) &lt;= h(x)  }</annotation>
  </semantics>
</math>
</file>

<file path=Object 96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h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l</mi>
        </mrow>
        <mtext> </mtext>
        <mrow>
          <mo fence="true" form="prefix" stretchy="false">(</mo>
          <mrow>
            <mrow>
              <mi>l</mi>
              <mo stretchy="false">∈</mo>
              <mi mathvariant="normal">ℝ</mi>
            </mrow>
          </mrow>
          <mo fence="true" form="postfix" stretchy="false">)</mo>
        </mrow>
      </mrow>
    </mstyle>
    <annotation encoding="StarMath 5.0">bold {lim from{n rightarrow +infinity} {f(x)} = lim from{n rightarrow +infinity} {h(x)} = l " "( l in setR) }</annotation>
  </semantics>
</math>
</file>

<file path=Object 97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i>l</mi>
          </mrow>
        </mrow>
      </mrow>
    </mstyle>
    <annotation encoding="StarMath 5.0">bold {lim from{n rightarrow +infinity} {g(x) = l} }</annotation>
  </semantics>
</math>
</file>

<file path=Object 98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99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-infinity}</annotation>
  </semantics>
</math>
</file>